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1" svg:font-family="'Latin Modern Math'"/>
    <style:font-face style:name="Latin Modern Math2" svg:font-family="'Latin Modern Math'" style:font-adornments="Regular"/>
    <style:font-face style:name="Latin Modern Math" svg:font-family="'Latin Modern Math'" style:font-pitch="variable"/>
    <style:font-face style:name="Lato" svg:font-family="Lato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322300" draw:marker-start-width="0.355cm" draw:marker-end-width="0.355cm" draw:fill-color="#ffff99" draw:textarea-horizontal-align="justify" draw:textarea-vertical-align="middle" draw:auto-grow-height="false" fo:min-height="0.799cm" fo:min-width="4.707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322300" draw:marker-start-width="0.355cm" draw:marker-end-width="0.355cm" draw:fill-color="#ffff99" draw:textarea-horizontal-align="justify" draw:textarea-vertical-align="middle" draw:auto-grow-height="false" fo:min-height="0.799cm" fo:min-width="5.659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322300" draw:marker-start-width="0.355cm" draw:marker-end-width="0.355cm" draw:fill-color="#ffff99" draw:textarea-horizontal-align="justify" draw:textarea-vertical-align="middle" draw:auto-grow-height="false" fo:min-height="0.849cm" fo:min-width="4.501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5.095cm"/>
    </style:style>
    <style:style style:name="gr5" style:family="graphic" style:parent-style-name="standard">
      <style:graphic-properties svg:stroke-width="0.05cm" svg:stroke-color="#002855" draw:marker-start-width="0.355cm" draw:marker-end-width="0.355cm" draw:fill="none" draw:textarea-horizontal-align="justify" draw:textarea-vertical-align="middle" draw:auto-grow-height="false" fo:min-height="0.844cm" fo:min-width="3.655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4.91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5.2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5.425cm"/>
    </style:style>
    <style:style style:name="gr9" style:family="graphic" style:parent-style-name="objectwithoutfill">
      <style:graphic-properties svg:stroke-width="0.07cm" svg:stroke-color="#002855" draw:marker-start-width="0.415cm" draw:marker-end="Arrow" draw:marker-end-width="0.405cm" draw:fill="none" draw:textarea-vertical-align="middle" fo:padding-top="0.16cm" fo:padding-bottom="0.16cm" fo:padding-left="0.285cm" fo:padding-right="0.285cm"/>
    </style:style>
    <style:style style:name="gr10" style:family="graphic" style:parent-style-name="objectwithoutfill">
      <style:graphic-properties draw:stroke="dash" draw:stroke-dash="Ultrafine_20_Dashed" svg:stroke-width="0.08cm" svg:stroke-color="#322300" draw:marker-start-width="0.44cm" draw:marker-end-width="0.44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2.1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8.4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2.08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8.37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3.8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3.42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3.68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4.096cm"/>
    </style:style>
    <style:style style:name="gr19" style:family="graphic" style:parent-style-name="objectwithoutfill">
      <style:graphic-properties draw:stroke="solid" draw:stroke-dash="Ultrafine_20_Dashed" svg:stroke-width="0.07cm" svg:stroke-color="#322300" draw:marker-start-width="0.415cm" draw:marker-end-width="0.415cm" draw:fill="none" draw:textarea-vertical-align="middle" fo:padding-top="0.16cm" fo:padding-bottom="0.16cm" fo:padding-left="0.285cm" fo:padding-right="0.28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4.77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10.99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4.6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10.949cm"/>
    </style:style>
    <style:style style:name="gr24" style:family="graphic" style:parent-style-name="objectwithoutfill">
      <style:graphic-properties svg:stroke-width="0.07cm" svg:stroke-color="#002855" draw:marker-start-width="0.415cm" draw:marker-end="" draw:marker-end-width="0.405cm" draw:fill="none" draw:textarea-vertical-align="middle" fo:padding-top="0.16cm" fo:padding-bottom="0.16cm" fo:padding-left="0.285cm" fo:padding-right="0.28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3.7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4.30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5.34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4.142cm"/>
    </style:style>
    <style:style style:name="gr29" style:family="graphic" style:parent-style-name="objectwithoutfill">
      <style:graphic-properties svg:stroke-width="0.07cm" svg:stroke-color="#322300" draw:marker-start-width="0.415cm" draw:marker-end="Arrow" draw:marker-end-width="0.405cm" draw:fill="none" draw:textarea-vertical-align="middle" fo:padding-top="0.16cm" fo:padding-bottom="0.16cm" fo:padding-left="0.285cm" fo:padding-right="0.28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2.62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2.15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2.5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2.262cm"/>
    </style:style>
    <style:style style:name="gr3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99"/>
      <style:paragraph-properties fo:text-align="center"/>
      <style:text-properties style:font-name="Lato" fo:font-size="16pt" style:font-size-asian="16pt" style:font-size-complex="16pt"/>
    </style:style>
    <style:style style:name="P2" style:family="paragraph">
      <loext:graphic-properties draw:fill="none" draw:fill-color="#ffffff"/>
      <style:text-properties fo:color="#002855" style:font-name="Lato" fo:font-size="16pt" style:font-size-asian="16pt" style:font-size-complex="16pt"/>
    </style:style>
    <style:style style:name="P3" style:family="paragraph">
      <loext:graphic-properties draw:fill="none"/>
      <style:paragraph-properties fo:text-align="center"/>
      <style:text-properties style:font-name="Lato" fo:font-size="16pt" style:font-size-asian="16pt" style:font-size-complex="16pt"/>
    </style:style>
    <style:style style:name="P4" style:family="paragraph">
      <loext:graphic-properties draw:fill="none" draw:fill-color="#ffffff"/>
      <style:text-properties fo:color="#322300" style:font-name="Latin Modern Math" fo:font-size="14.5pt" fo:font-weight="bold" style:font-size-asian="14.5pt" style:font-weight-asian="bold" style:font-size-complex="14.5pt" style:font-weight-complex="bold"/>
    </style:style>
    <style:style style:name="P5" style:family="paragraph">
      <loext:graphic-properties draw:fill="none" draw:fill-color="#ffffff"/>
      <style:text-properties fo:color="#322300" style:font-name="Lato" fo:font-size="16pt" style:font-size-asian="16pt" style:font-size-complex="16pt"/>
    </style:style>
    <style:style style:name="P6" style:family="paragraph">
      <loext:graphic-properties draw:fill="none"/>
      <style:paragraph-properties fo:text-align="center"/>
      <style:text-properties fo:color="#322300" style:font-name="Lato" fo:font-size="16pt" style:font-size-asian="16pt" style:font-size-complex="16pt"/>
    </style:style>
    <style:style style:name="P7" style:family="paragraph">
      <loext:graphic-properties draw:fill-color="#ffffff"/>
    </style:style>
    <style:style style:name="T1" style:family="text">
      <style:text-properties fo:color="#002855" style:font-name="Lato" fo:font-size="16pt" style:font-size-asian="16pt" style:font-size-complex="16pt"/>
    </style:style>
    <style:style style:name="T2" style:family="text">
      <style:text-properties fo:color="#322300" style:font-name="Latin Modern Math" fo:font-size="14.5pt" fo:font-weight="bold" style:font-name-asian="Latin Modern Math2" style:font-size-asian="14.5pt" style:font-weight-asian="bold" style:font-name-complex="Latin Modern Math2" style:font-size-complex="14.5pt" style:font-weight-complex="bold"/>
    </style:style>
    <style:style style:name="T3" style:family="text">
      <style:text-properties fo:color="#322300" style:font-name="Latin Modern Math" fo:font-size="14.5pt" fo:font-weight="bold" style:font-size-asian="14.5pt" style:font-weight-asian="bold" style:font-size-complex="14.5pt" style:font-weight-complex="bold"/>
    </style:style>
    <style:style style:name="T4" style:family="text">
      <style:text-properties fo:color="#322300" style:font-name="Latin Modern Math2" fo:font-size="14.5pt" fo:font-weight="bold" style:font-name-asian="Latin Modern Math2" style:font-size-asian="14.5pt" style:font-weight-asian="bold" style:font-name-complex="Latin Modern Math2" style:font-size-complex="14.5pt" style:font-weight-complex="bold"/>
    </style:style>
    <style:style style:name="T5" style:family="text">
      <style:text-properties fo:color="#322300" style:font-name="Lato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257cm" svg:height="1.099cm" svg:x="19.747cm" svg:y="1.2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257cm" svg:height="1.099cm" svg:x="19.747cm" svg:y="9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09cm" svg:height="1.099cm" svg:x="26.388cm" svg:y="5.1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01cm" svg:height="1.099cm" svg:x="13.388cm" svg:y="5.106cm">
          <text:p/>
          <draw:enhanced-geometry svg:viewBox="0 0 21600 21600" draw:type="rectangle" draw:enhanced-path="M 0 0 L 21600 0 21600 21600 0 21600 0 0 Z N"/>
        </draw:custom-shape>
        <draw:g>
          <draw:frame draw:style-name="gr4" draw:text-style-name="P2" draw:layer="layout" svg:width="5.595cm" svg:height="0.925cm" svg:x="8.686cm" svg:y="11.577cm">
            <draw:text-box>
              <text:p><text:span text:style-name="T1">individual_possibility</text:span></text:p>
            </draw:text-box>
          </draw:frame>
          <draw:custom-shape draw:style-name="gr5" draw:text-style-name="P3" draw:layer="layout" svg:width="5.945cm" svg:height="1.618cm" svg:x="8.501cm" svg:y="11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6" draw:text-style-name="P2" draw:layer="layout" svg:width="5.413cm" svg:height="0.925cm" svg:x="8.749cm" svg:y="19.501cm">
            <draw:text-box>
              <text:p><text:span text:style-name="T1">individual_necessity</text:span></text:p>
            </draw:text-box>
          </draw:frame>
          <draw:custom-shape draw:style-name="gr5" draw:text-style-name="P3" draw:layer="layout" svg:width="5.945cm" svg:height="1.618cm" svg:x="8.508cm" svg:y="19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7" draw:text-style-name="P2" draw:layer="layout" svg:width="5.743cm" svg:height="0.925cm" svg:x="15.587cm" svg:y="15.479cm">
            <draw:text-box>
              <text:p><text:span text:style-name="T1">conceptual_necessity</text:span></text:p>
            </draw:text-box>
          </draw:frame>
          <draw:custom-shape draw:style-name="gr5" draw:text-style-name="P3" draw:layer="layout" svg:width="5.945cm" svg:height="1.618cm" svg:x="15.446cm" svg:y="15.1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8" draw:text-style-name="P2" draw:layer="layout" svg:width="5.925cm" svg:height="0.925cm" svg:x="1.549cm" svg:y="15.48cm">
            <draw:text-box>
              <text:p><text:span text:style-name="T1">conceptual_possibility</text:span></text:p>
            </draw:text-box>
          </draw:frame>
          <draw:custom-shape draw:style-name="gr5" draw:text-style-name="P3" draw:layer="layout" svg:width="5.945cm" svg:height="1.618cm" svg:x="1.546cm" svg:y="15.1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" draw:text-style-name="P3" draw:layer="layout" svg:x1="11.089cm" svg:y1="19.175cm" svg:x2="11.058cm" svg:y2="12.878cm">
          <text:p/>
        </draw:line>
        <draw:line draw:style-name="gr9" draw:text-style-name="P3" draw:layer="layout" svg:x1="5.357cm" svg:y1="15.154cm" svg:x2="9.186cm" svg:y2="12.661cm">
          <text:p/>
        </draw:line>
        <draw:line draw:style-name="gr9" draw:text-style-name="P3" draw:layer="layout" svg:x1="13.091cm" svg:y1="19.264cm" svg:x2="16.501cm" svg:y2="16.614cm">
          <text:p/>
        </draw:line>
        <draw:line draw:style-name="gr10" draw:text-style-name="P3" draw:layer="layout" svg:x1="11.769cm" svg:y1="12.878cm" svg:x2="11.769cm" svg:y2="19.175cm">
          <text:p/>
        </draw:line>
        <draw:line draw:style-name="gr10" draw:text-style-name="P3" draw:layer="layout" svg:x1="7.491cm" svg:y1="15.992cm" svg:x2="15.446cm" svg:y2="15.961cm">
          <text:p/>
        </draw:line>
        <draw:frame draw:style-name="gr11" draw:text-style-name="P4" draw:layer="layout" svg:width="2.724cm" svg:height="0.768cm" svg:x="10.038cm" svg:y="20.893cm">
          <draw:text-box>
            <text:p><text:span text:style-name="T2">□</text:span><text:span text:style-name="T3">(x R y)</text:span></text:p>
          </draw:text-box>
        </draw:frame>
        <draw:frame draw:style-name="gr12" draw:text-style-name="P4" draw:layer="layout" svg:width="8.948cm" svg:height="0.768cm" svg:x="14.006cm" svg:y="14.371cm">
          <draw:text-box>
            <text:p><text:span text:style-name="T2">□</text:span><text:span text:style-name="T3">(</text:span><text:span text:style-name="T4">∃</text:span><text:span text:style-name="T3">a </text:span><text:span text:style-name="T4">∈ con</text:span><text:span text:style-name="T3">(x), b </text:span><text:span text:style-name="T4">∈ con</text:span><text:span text:style-name="T3">(y): a R b)</text:span></text:p>
          </draw:text-box>
        </draw:frame>
        <draw:frame draw:style-name="gr13" draw:text-style-name="P4" draw:layer="layout" svg:width="2.618cm" svg:height="0.768cm" svg:x="10.132cm" svg:y="10.461cm">
          <draw:text-box>
            <text:p><text:span text:style-name="T2">◊</text:span><text:span text:style-name="T3">(x R y)</text:span></text:p>
          </draw:text-box>
        </draw:frame>
        <draw:frame draw:style-name="gr14" draw:text-style-name="P4" draw:layer="layout" svg:width="8.901cm" svg:height="0.768cm" svg:x="0.038cm" svg:y="16.847cm">
          <draw:text-box>
            <text:p><text:span text:style-name="T2">◊</text:span><text:span text:style-name="T3">(</text:span><text:span text:style-name="T4">∀</text:span><text:span text:style-name="T3">a </text:span><text:span text:style-name="T4">∈</text:span><text:span text:style-name="T3"> con(x), b </text:span><text:span text:style-name="T4">∈</text:span><text:span text:style-name="T3"> con(y): a R b)</text:span></text:p>
          </draw:text-box>
        </draw:frame>
        <draw:g>
          <draw:frame draw:style-name="gr15" draw:text-style-name="P2" draw:layer="layout" svg:width="4.325cm" svg:height="0.925cm" svg:x="30.986cm" svg:y="11.577cm">
            <draw:text-box>
              <text:p><text:span text:style-name="T1">p_loc_and_rnoc</text:span></text:p>
            </draw:text-box>
          </draw:frame>
          <draw:custom-shape draw:style-name="gr5" draw:text-style-name="P3" draw:layer="layout" svg:width="5.945cm" svg:height="1.618cm" svg:x="30.201cm" svg:y="11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6" draw:text-style-name="P2" draw:layer="layout" svg:width="3.923cm" svg:height="0.925cm" svg:x="31.149cm" svg:y="19.501cm">
            <draw:text-box>
              <text:p><text:span text:style-name="T1">n_lnoc_or_roc</text:span></text:p>
            </draw:text-box>
          </draw:frame>
          <draw:custom-shape draw:style-name="gr5" draw:text-style-name="P3" draw:layer="layout" svg:width="5.945cm" svg:height="1.618cm" svg:x="30.208cm" svg:y="19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7" draw:text-style-name="P2" draw:layer="layout" svg:width="4.185cm" svg:height="0.925cm" svg:x="37.987cm" svg:y="15.479cm">
            <draw:text-box>
              <text:p><text:span text:style-name="T1">n_lnoc_cor_roc</text:span></text:p>
            </draw:text-box>
          </draw:frame>
          <draw:custom-shape draw:style-name="gr5" draw:text-style-name="P3" draw:layer="layout" svg:width="5.945cm" svg:height="1.618cm" svg:x="37.146cm" svg:y="15.1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8" draw:text-style-name="P2" draw:layer="layout" svg:width="4.596cm" svg:height="0.925cm" svg:x="23.849cm" svg:y="15.48cm">
            <draw:text-box>
              <text:p><text:span text:style-name="T1">p_loc_cand_rnoc</text:span></text:p>
            </draw:text-box>
          </draw:frame>
          <draw:custom-shape draw:style-name="gr5" draw:text-style-name="P3" draw:layer="layout" svg:width="5.945cm" svg:height="1.618cm" svg:x="23.246cm" svg:y="15.1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" draw:text-style-name="P3" draw:layer="layout" svg:x1="27.057cm" svg:y1="15.154cm" svg:x2="30.886cm" svg:y2="12.661cm">
          <text:p/>
        </draw:line>
        <draw:line draw:style-name="gr9" draw:text-style-name="P3" draw:layer="layout" svg:x1="34.791cm" svg:y1="19.264cm" svg:x2="38.201cm" svg:y2="16.614cm">
          <text:p/>
        </draw:line>
        <draw:line draw:style-name="gr19" draw:text-style-name="P3" draw:layer="layout" svg:x1="33.169cm" svg:y1="12.878cm" svg:x2="33.169cm" svg:y2="19.175cm">
          <text:p/>
        </draw:line>
        <draw:line draw:style-name="gr19" draw:text-style-name="P3" draw:layer="layout" svg:x1="29.191cm" svg:y1="15.992cm" svg:x2="37.146cm" svg:y2="15.961cm">
          <text:p/>
        </draw:line>
        <draw:frame draw:style-name="gr20" draw:text-style-name="P4" draw:layer="layout" svg:width="5.273cm" svg:height="0.768cm" svg:x="30.538cm" svg:y="20.893cm">
          <draw:text-box>
            <text:p><text:span text:style-name="T2">□</text:span><text:span text:style-name="T3">(</text:span><text:span text:style-name="T4">¬</text:span><text:span text:style-name="T3">occ[x] </text:span><text:span text:style-name="T4">∨</text:span><text:span text:style-name="T3"> occ[y])</text:span></text:p>
          </draw:text-box>
        </draw:frame>
        <draw:frame draw:style-name="gr21" draw:text-style-name="P4" draw:layer="layout" svg:width="11.497cm" svg:height="0.768cm" svg:x="34.406cm" svg:y="14.371cm">
          <draw:text-box>
            <text:p><text:span text:style-name="T2">□</text:span><text:span text:style-name="T3">(</text:span><text:span text:style-name="T4">∃</text:span><text:span text:style-name="T3">a </text:span><text:span text:style-name="T4">∈ con</text:span><text:span text:style-name="T3">(x), b </text:span><text:span text:style-name="T4">∈ con</text:span><text:span text:style-name="T3">(y): </text:span><text:span text:style-name="T4">¬</text:span><text:span text:style-name="T3">occ[a] </text:span><text:span text:style-name="T4">∨</text:span><text:span text:style-name="T3"> occ[b])</text:span></text:p>
          </draw:text-box>
        </draw:frame>
        <draw:frame draw:style-name="gr22" draw:text-style-name="P4" draw:layer="layout" svg:width="5.167cm" svg:height="0.768cm" svg:x="30.632cm" svg:y="10.461cm">
          <draw:text-box>
            <text:p><text:span text:style-name="T2">◊</text:span><text:span text:style-name="T3">(occ[x] </text:span><text:span text:style-name="T4">∧</text:span><text:span text:style-name="T3"> </text:span><text:span text:style-name="T4">¬</text:span><text:span text:style-name="T3">occ[y])</text:span></text:p>
          </draw:text-box>
        </draw:frame>
        <draw:frame draw:style-name="gr23" draw:text-style-name="P4" draw:layer="layout" svg:width="11.449cm" svg:height="0.768cm" svg:x="20.438cm" svg:y="16.847cm">
          <draw:text-box>
            <text:p><text:span text:style-name="T2">◊</text:span><text:span text:style-name="T3">(</text:span><text:span text:style-name="T4">∀</text:span><text:span text:style-name="T3">a </text:span><text:span text:style-name="T4">∈</text:span><text:span text:style-name="T3"> con(x), b </text:span><text:span text:style-name="T4">∈</text:span><text:span text:style-name="T3"> con(y): occ[a] </text:span><text:span text:style-name="T4">∧</text:span><text:span text:style-name="T3"> </text:span><text:span text:style-name="T4">¬</text:span><text:span text:style-name="T3">occ[b])</text:span></text:p>
          </draw:text-box>
        </draw:frame>
        <draw:line draw:style-name="gr9" draw:text-style-name="P3" draw:layer="layout" svg:x1="30.208cm" svg:y1="19.979cm" svg:x2="14.453cm" svg:y2="19.989cm">
          <text:p/>
        </draw:line>
        <draw:line draw:style-name="gr9" draw:text-style-name="P3" draw:layer="layout" svg:x1="30.226cm" svg:y1="12.084cm" svg:x2="14.471cm" svg:y2="12.094cm">
          <text:p/>
        </draw:line>
        <draw:line draw:style-name="gr9" draw:text-style-name="P3" draw:layer="layout" svg:x1="20.91cm" svg:y1="18.137cm" svg:x2="19.322cm" svg:y2="16.771cm">
          <text:p/>
        </draw:line>
        <draw:line draw:style-name="gr9" draw:text-style-name="P3" draw:layer="layout" svg:x1="8.746cm" svg:y1="14.015cm" svg:x2="6.7cm" svg:y2="15.433cm">
          <text:p/>
        </draw:line>
        <draw:line draw:style-name="gr24" draw:text-style-name="P3" draw:layer="layout" svg:x1="8.746cm" svg:y1="14.025cm" svg:x2="23.042cm" svg:y2="14.015cm">
          <text:p/>
        </draw:line>
        <draw:line draw:style-name="gr24" draw:text-style-name="P3" draw:layer="layout" svg:x1="24.625cm" svg:y1="15.265cm" svg:x2="23.042cm" svg:y2="14.015cm">
          <text:p/>
        </draw:line>
        <draw:line draw:style-name="gr24" draw:text-style-name="P3" draw:layer="layout" svg:x1="20.91cm" svg:y1="18.137cm" svg:x2="34.791cm" svg:y2="18.137cm">
          <text:p/>
        </draw:line>
        <draw:line draw:style-name="gr24" draw:text-style-name="P3" draw:layer="layout" svg:x1="37.287cm" svg:y1="16.247cm" svg:x2="34.792cm" svg:y2="18.137cm">
          <text:p/>
        </draw:line>
        <draw:frame draw:style-name="gr25" draw:text-style-name="P5" draw:layer="layout" svg:width="4.21cm" svg:height="0.925cm" svg:x="20.304cm" svg:y="1.277cm">
          <draw:text-box>
            <text:p><text:span text:style-name="T5">possible_entity</text:span></text:p>
          </draw:text-box>
        </draw:frame>
        <draw:frame draw:style-name="gr26" draw:text-style-name="P5" draw:layer="layout" svg:width="4.807cm" svg:height="0.925cm" svg:x="19.967cm" svg:y="9.201cm">
          <draw:text-box>
            <text:p><text:span text:style-name="T5">impossible_entity</text:span></text:p>
          </draw:text-box>
        </draw:frame>
        <draw:frame draw:style-name="gr27" draw:text-style-name="P5" draw:layer="layout" svg:width="5.844cm" svg:height="0.925cm" svg:x="26.605cm" svg:y="5.179cm">
          <draw:text-box>
            <text:p><text:span text:style-name="T5">non_necessary_entity</text:span></text:p>
          </draw:text-box>
        </draw:frame>
        <draw:frame draw:style-name="gr28" draw:text-style-name="P5" draw:layer="layout" svg:width="4.642cm" svg:height="0.925cm" svg:x="13.567cm" svg:y="5.18cm">
          <draw:text-box>
            <text:p><text:span text:style-name="T5">necessary_entity</text:span></text:p>
          </draw:text-box>
        </draw:frame>
        <draw:line draw:style-name="gr29" draw:text-style-name="P6" draw:layer="layout" svg:x1="24.134cm" svg:y1="9.128cm" svg:x2="27.46cm" svg:y2="6.205cm">
          <text:p/>
        </draw:line>
        <draw:frame draw:style-name="gr30" draw:text-style-name="P4" draw:layer="layout" svg:width="3.126cm" svg:height="0.768cm" svg:x="20.756cm" svg:y="10.293cm">
          <draw:text-box>
            <text:p><text:span text:style-name="T2">□</text:span><text:span text:style-name="T3">(</text:span><text:span text:style-name="T4">¬</text:span><text:span text:style-name="T3">occ[x])</text:span></text:p>
          </draw:text-box>
        </draw:frame>
        <draw:frame draw:style-name="gr31" draw:text-style-name="P4" draw:layer="layout" svg:width="2.657cm" svg:height="0.768cm" svg:x="21.05cm" svg:y="0.361cm">
          <draw:text-box>
            <text:p><text:span text:style-name="T2">◊</text:span><text:span text:style-name="T3">(occ[x])</text:span></text:p>
          </draw:text-box>
        </draw:frame>
        <draw:line draw:style-name="gr19" draw:text-style-name="P6" draw:layer="layout" svg:x1="22.376cm" svg:y1="2.327cm" svg:x2="22.357cm" svg:y2="9.128cm">
          <text:p/>
        </draw:line>
        <draw:line draw:style-name="gr19" draw:text-style-name="P6" draw:layer="layout" svg:x1="18.387cm" svg:y1="5.669cm" svg:x2="26.342cm" svg:y2="5.638cm">
          <text:p/>
        </draw:line>
        <draw:line draw:style-name="gr29" draw:text-style-name="P6" draw:layer="layout" svg:x1="17.344cm" svg:y1="5.106cm" svg:x2="20.67cm" svg:y2="2.327cm">
          <text:p/>
        </draw:line>
        <draw:frame draw:style-name="gr32" draw:text-style-name="P4" draw:layer="layout" svg:width="3.02cm" svg:height="0.768cm" svg:x="27.992cm" svg:y="4.338cm">
          <draw:text-box>
            <text:p><text:span text:style-name="T2">◊</text:span><text:span text:style-name="T3">(</text:span><text:span text:style-name="T4">¬</text:span><text:span text:style-name="T3">occ[x])</text:span></text:p>
          </draw:text-box>
        </draw:frame>
        <draw:frame draw:style-name="gr33" draw:text-style-name="P4" draw:layer="layout" svg:width="2.763cm" svg:height="0.768cm" svg:x="14.523cm" svg:y="6.266cm">
          <draw:text-box>
            <text:p><text:span text:style-name="T2">□</text:span><text:span text:style-name="T3">(occ[x])</text:span></text:p>
          </draw:text-box>
        </draw:frame>
        <presentation:notes draw:style-name="dp2">
          <draw:page-thumbnail draw:style-name="gr34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1" svg:font-family="'Latin Modern Math'"/>
    <style:font-face style:name="Latin Modern Math2" svg:font-family="'Latin Modern Math'" style:font-adornments="Regular"/>
    <style:font-face style:name="Latin Modern Math" svg:font-family="'Latin Modern Math'" style:font-pitch="variable"/>
    <style:font-face style:name="Lato" svg:font-family="Lato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3cm" draw:dots2="1" draw:dots2-length="0.3cm" draw:distance="0.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6cm" fo:page-height="2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444cm" svg:x="1cm" svg:y="3.698cm"/>
      <draw:page-thumbnail draw:layer="backgroundobjects" svg:width="9.294cm" svg:height="4.444cm" svg:x="1cm" svg:y="11.746cm"/>
      <draw:page-thumbnail draw:layer="backgroundobjects" svg:width="9.294cm" svg:height="4.444cm" svg:x="1cm" svg:y="19.794cm"/>
      <draw:page-thumbnail draw:layer="backgroundobjects" svg:width="9.294cm" svg:height="4.444cm" svg:x="11.295cm" svg:y="3.698cm"/>
      <draw:page-thumbnail draw:layer="backgroundobjects" svg:width="9.294cm" svg:height="4.444cm" svg:x="11.295cm" svg:y="11.746cm"/>
      <draw:page-thumbnail draw:layer="backgroundobjects" svg:width="9.294cm" svg:height="4.444cm" svg:x="11.295cm" svg:y="19.794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Thomas Horsch</meta:initial-creator>
    <meta:creation-date>2020-06-05T22:17:18.696468256</meta:creation-date>
    <dc:date>2020-06-08T18:09:46.674181141</dc:date>
    <dc:creator>Martin Thomas Horsch</dc:creator>
    <meta:editing-duration>PT37M19S</meta:editing-duration>
    <meta:editing-cycles>9</meta:editing-cycles>
    <meta:generator>LibreOffice/5.1.6.2$Linux_X86_64 LibreOffice_project/10m0$Build-2</meta:generator>
    <meta:document-statistic meta:object-count="88"/>
  </office:meta>
</office:document-meta>
</file>